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font-size-complex="12pt"/>
    </style:style>
    <style:style style:name="P2" style:family="paragraph" style:parent-style-name="Normal">
      <style:text-properties fo:font-size="12pt" fo:font-weight="bold" style:font-size-asian="12pt" style:font-weight-asian="bold" style:font-size-complex="12pt" style:font-weight-complex="bold"/>
    </style:style>
    <style:style style:name="P3" style:family="paragraph" style:parent-style-name="Normal" style:master-page-name="MP0">
      <style:paragraph-properties style:page-number="auto" fo:break-before="page"/>
    </style:style>
    <style:style style:name="P4" style:family="paragraph" style:parent-style-name="List_20_Paragraph" style:list-style-name="L1">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000000" style:font-name="Times New Roman" fo:font-size="12pt" fo:background-color="#ffffcc" loext:char-shading-value="0" style:font-size-asian="12pt" style:font-name-complex="Times New Roman" style:font-size-complex="12pt"/>
    </style:style>
    <style:style style:name="T4" style:family="text">
      <style:text-properties fo:color="#000000" style:font-name="Times New Roman" fo:font-size="12pt" fo:font-weight="bold" fo:background-color="#ffffcc" loext:char-shading-value="0" style:font-size-asian="12pt" style:font-weight-asian="bold" style:font-name-complex="Times New Roman" style:font-size-complex="12pt" style:font-weight-complex="bold"/>
    </style:style>
    <style:style style:name="T5" style:family="text">
      <style:text-properties style:font-name="Georgia" fo:font-size="12pt" fo:letter-spacing="-0.0008in" fo:background-color="#ffffff" loext:char-shading-value="0"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Normal"/>
      <text:p text:style-name="Normal"><text:span text:style-name="Default_20_Paragraph_20_Font"><text:span text:style-name="T1">Parameter Estimation:-</text:span></text:span><text:span text:style-name="Default_20_Paragraph_20_Font"><text:span text:style-name="T2">Once we have predicted the expected mean and volatitility from the above mentioned equation . Our next step is calibrate model defined. The task is to <text:s/>estimate the market <text:s/>parameter to match the predicted value with the real values.</text:span></text:span></text:p>
      <text:p text:style-name="P1">The market parameter selected in the models are tau ,c_ratio, f_ratio, temp, f_var_ratio.</text:p>
      <text:p text:style-name="Normal"><text:span text:style-name="Default_20_Paragraph_20_Font"><text:span text:style-name="T2">In theory there are different way used to estimate the parameters. However some methods are preferred over the others, because they result </text:span></text:span><text:span text:style-name="Default_20_Paragraph_20_Font"><text:span text:style-name="T3"><text:s/></text:span></text:span><text:span text:style-name="Default_20_Paragraph_20_Font"><text:span text:style-name="T4">in parameter estimators that have good statistical propertie</text:span></text:span><text:span text:style-name="Default_20_Paragraph_20_Font"><text:span text:style-name="T1">s</text:span></text:span><text:span text:style-name="Default_20_Paragraph_20_Font"><text:span text:style-name="T2">.The two major method which can be used are maximum likelihood and least square method.</text:span></text:span></text:p>
      <text:p text:style-name="P1">Parameter defines the blue print for <text:s/>the models.The specific set of value are choosen for the parameter that can help to estimate the best results .Each model has its own set of parameter which validates the model Therefore, in order to estimate market parameter maximum likelihood method suits the best , as least square method is used mostly for the linear models.</text:p>
      <text:p text:style-name="P2">1.1.Maximum likelihood estimation:-</text:p>
      <text:p text:style-name="Normal"><text:span text:style-name="Default_20_Paragraph_20_Font"><text:span text:style-name="T5">Maximum likelihood estimation is a method that determines values for the parameters of a model. The parameter values are found such that they maximise the likelihood that the process described by the model produced the data that were actually observed</text:span></text:span><text:span text:style-name="Default_20_Paragraph_20_Font"><text:span text:style-name="T2">.(source-https://towardsdatascience.com/probability-concepts-explained-maximum-likelihood-estimation-c7b4342fdbb1).</text:span></text:span></text:p>
      <text:p text:style-name="P1">We have different value of mean and variance for different sets of market parameters, therefore in order to calculate the joint <text:s/>probability of all the <text:s/>data set ,which are assumed to be identically independent distributed ,the easy way to calculate the total probability of the data sets is <text:s/>the product of all data points individually.</text:p>
      <text:p text:style-name="P1">Formula…………………………….</text:p>
      <text:p text:style-name="P1"/>
      <text:p text:style-name="P1">The above equation is difficult to calculate that’s why we can take the natural logarithm of the expression. The motive of using log is :</text:p>
      <text:list xml:id="list8352309489076954180" text:style-name="L1">
        <text:list-item>
          <text:p text:style-name="P4">Its monotonically increasing function</text:p>
        </text:list-item>
        <text:list-item>
          <text:p text:style-name="P4">Computation is easy.</text:p>
        </text:list-item>
      </text:list>
      <text:p text:style-name="P1"><text:soft-page-break/>Therefore in further analysis the log-likelihood function is preferred over the original likelihood estim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apoorva_gupta@yahoo.com</meta:initial-creator>
    <dc:creator>apoorva_gupta@yahoo.com</dc:creator>
    <meta:creation-date>2018-04-06T13:56:00Z</meta:creation-date>
    <dc:date>2018-04-06T16:43:00Z</dc:date>
    <meta:editing-cycles>3</meta:editing-cycles>
    <meta:editing-duration>PT10020S</meta:editing-duration>
    <meta:document-statistic meta:table-count="0" meta:image-count="0" meta:object-count="0" meta:page-count="2" meta:paragraph-count="12" meta:word-count="306" meta:character-count="2065" meta:non-whitespace-character-count="1766"/>
    <meta:template xlink:type="simple" xlink:actuate="onRequest" xlink:title="" xlink:href="Normal"/>
  </office:meta>
</office:document-meta>
</file>